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71.01pt"/>
    </style:style>
    <style:style style:name="co3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/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ositive</text:p>
          </table:table-cell>
          <table:covered-table-cell table:style-name="ce4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True positive</text:p>
          </table:table-cell>
          <table:table-cell table:style-name="ce5" office:value-type="float" office:value="30" calcext:value-type="float">
            <text:p>3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False negative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Negative</text:p>
          </table:table-cell>
          <table:covered-table-cell table:style-name="ce4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False positive</text:p>
          </table:table-cell>
          <table:table-cell table:style-name="ce5" office:value-type="float" office:value="6" calcext:value-type="float">
            <text:p>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True negative</text:p>
          </table:table-cell>
          <table:table-cell table:style-name="ce5" office:value-type="float" office:value="30" calcext:value-type="float">
            <text:p>3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table:number-columns-spanned="2" table:number-rows-spanned="1"/>
          <table:covered-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Sensitivity</text:p>
          </table:table-cell>
          <table:table-cell table:style-name="ce7" table:formula="of:=[.C6]/SUM([.C6:.C7])" office:value-type="percentage" office:value="0.909090909090909" calcext:value-type="percentage">
            <text:p>90.91%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Specificity</text:p>
          </table:table-cell>
          <table:table-cell table:style-name="ce7" table:formula="of:=[.C11]/SUM([.C10:.C11])" office:value-type="percentage" office:value="0.833333333333333" calcext:value-type="percentage">
            <text:p>83.33%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Positive predictive value</text:p>
          </table:table-cell>
          <table:table-cell table:style-name="ce7" table:formula="of:=[.C6]/([.C10]+[.C6])" office:value-type="percentage" office:value="0.833333333333333" calcext:value-type="percentage">
            <text:p>83.33%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Negative predictive value</text:p>
          </table:table-cell>
          <table:table-cell table:style-name="ce7" table:formula="of:=[.C11]/([.C7]+[.C11])" office:value-type="percentage" office:value="0.909090909090909" calcext:value-type="percentage">
            <text:p>90.91%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2:43:22.852864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55:35.479767096</dc:date>
    <meta:editing-duration>PT4H14M7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